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" svg:font-family="'Junicode Two Beta'" style:font-pitch="variable"/>
    <style:font-face style:name="Junicode Two Beta1" svg:font-family="'Junicode Two Beta'" style:font-adornments="Regular" style:font-pitch="variable"/>
    <style:font-face style:name="Junicode Two Beta:-ccmp" svg:font-family="'Junicode Two Beta:-ccmp'" style:font-pitch="variable"/>
    <style:font-face style:name="Junicode Two Beta:smcp" svg:font-family="'Junicode Two Beta:smcp'" style:font-pitch="variable"/>
    <style:font-face style:name="Junicode Two Beta:ss10" svg:font-family="'Junicode Two Beta:ss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0097in" table:align="center" fo:background-color="transparent">
        <style:background-image/>
      </style:table-properties>
    </style:style>
    <style:style style:name="Table1.A" style:family="table-column">
      <style:table-column-properties style:column-width="2.0042in"/>
    </style:style>
    <style:style style:name="Table1.B" style:family="table-column">
      <style:table-column-properties style:column-width="2.0049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#ffd8ce" fo:padding-left="0.0597in" fo:padding-right="0.0403in" fo:padding-top="0.0799in" fo:padding-bottom="0.0201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d8ce" fo:padding-left="0.0597in" fo:padding-right="0.0403in" fo:padding-top="0.0799in" fo:padding-bottom="0.0201in" fo:border="0.05pt solid #000000">
        <style:background-image/>
      </style:table-cell-properties>
    </style:style>
    <style:style style:name="Table1.A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2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2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3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3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4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4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5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5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6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6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7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7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8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8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9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9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0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0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1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1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2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2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3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3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4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4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3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3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4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4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5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5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6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6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7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7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8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8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59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59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60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60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61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61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A162" style:family="table-cell">
      <style:table-cell-properties fo:padding-left="0.0597in" fo:padding-right="0.0403in" fo:padding-top="0.0799in" fo:padding-bottom="0.0201in" fo:border-left="0.05pt solid #000000" fo:border-right="none" fo:border-top="none" fo:border-bottom="0.05pt solid #000000"/>
    </style:style>
    <style:style style:name="Table1.B162" style:family="table-cell">
      <style:table-cell-properties fo:padding-left="0.0597in" fo:padding-right="0.0403in" fo:padding-top="0.0799in" fo:padding-bottom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8b1e"/>
    </style:style>
    <style:style style:name="P2" style:family="paragraph" style:parent-style-name="Standard">
      <style:text-properties style:font-name="Junicode Two Beta:ss10" officeooo:paragraph-rsid="00168b1e"/>
    </style:style>
    <style:style style:name="P3" style:family="paragraph" style:parent-style-name="Standard">
      <style:text-properties style:font-name="Junicode Two Beta:ss10" officeooo:rsid="00168b1e" officeooo:paragraph-rsid="00168b1e"/>
    </style:style>
    <style:style style:name="P4" style:family="paragraph" style:parent-style-name="Standard">
      <style:text-properties style:font-name="Junicode Two Beta:ss10" officeooo:paragraph-rsid="0018472a"/>
    </style:style>
    <style:style style:name="P5" style:family="paragraph" style:parent-style-name="Standard">
      <style:text-properties style:font-name="Junicode Two Beta:ss10" officeooo:rsid="0018472a" officeooo:paragraph-rsid="0018472a"/>
    </style:style>
    <style:style style:name="P6" style:family="paragraph" style:parent-style-name="Standard">
      <style:text-properties style:font-name="Junicode Two Beta:ss10" officeooo:paragraph-rsid="0019b955"/>
    </style:style>
    <style:style style:name="P7" style:family="paragraph" style:parent-style-name="Standard">
      <style:text-properties officeooo:rsid="00168b1e" officeooo:paragraph-rsid="00168b1e"/>
    </style:style>
    <style:style style:name="P8" style:family="paragraph" style:parent-style-name="Standard">
      <style:text-properties officeooo:paragraph-rsid="0018472a"/>
    </style:style>
    <style:style style:name="P9" style:family="paragraph" style:parent-style-name="Standard">
      <style:text-properties officeooo:paragraph-rsid="0019b955"/>
    </style:style>
    <style:style style:name="P10" style:family="paragraph" style:parent-style-name="Standard">
      <style:text-properties style:font-name="Junicode Two Beta:smcp"/>
    </style:style>
    <style:style style:name="T1" style:family="text">
      <style:text-properties officeooo:rsid="0019b955"/>
    </style:style>
    <style:style style:name="T2" style:family="text">
      <style:text-properties officeooo:rsid="001a39e4"/>
    </style:style>
    <style:style style:name="T3" style:family="text">
      <style:text-properties officeooo:rsid="001c9c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se tag sequences cover the same territory as cv01–cv52.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0">base-tag sequence</text:p>
            </table:table-cell>
            <table:table-cell table:style-name="Table1.B1" office:value-type="string">
              <text:p text:style-name="P10"><text:span text:style-name="T3">r</text:span>esul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A&amp;__i;&amp;__n;</text:p>
          </table:table-cell>
          <table:table-cell table:style-name="Table1.B2" office:value-type="string">
            <text:p text:style-name="P2">A&amp;__i;&amp;__n;</text:p>
          </table:table-cell>
        </table:table-row>
        <table:table-row table:style-name="Table1.1">
          <table:table-cell table:style-name="Table1.A161" office:value-type="string">
            <text:p text:style-name="P1">A&amp;__s;&amp;__q;</text:p>
          </table:table-cell>
          <table:table-cell table:style-name="Table1.B3" office:value-type="string">
            <text:p text:style-name="P2">A&amp;__s;&amp;__q;</text:p>
          </table:table-cell>
        </table:table-row>
        <table:table-row table:style-name="Table1.1">
          <table:table-cell table:style-name="Table1.A161" office:value-type="string">
            <text:p text:style-name="P1">A&amp;__a;&amp;__0;</text:p>
          </table:table-cell>
          <table:table-cell table:style-name="Table1.B4" office:value-type="string">
            <text:p text:style-name="P2">A&amp;__a;&amp;__0;</text:p>
          </table:table-cell>
        </table:table-row>
        <table:table-row table:style-name="Table1.1">
          <table:table-cell table:style-name="Table1.A161" office:value-type="string">
            <text:p text:style-name="P1">A&amp;__e;&amp;__n;</text:p>
          </table:table-cell>
          <table:table-cell table:style-name="Table1.B5" office:value-type="string">
            <text:p text:style-name="P2">A&amp;__e;&amp;__n;</text:p>
          </table:table-cell>
        </table:table-row>
        <table:table-row table:style-name="Table1.1">
          <table:table-cell table:style-name="Table1.A161" office:value-type="string">
            <text:p text:style-name="P1">a&amp;__i;&amp;__n;</text:p>
          </table:table-cell>
          <table:table-cell table:style-name="Table1.B6" office:value-type="string">
            <text:p text:style-name="P2">a&amp;__i;&amp;__n;</text:p>
          </table:table-cell>
        </table:table-row>
        <table:table-row table:style-name="Table1.1">
          <table:table-cell table:style-name="Table1.A161" office:value-type="string">
            <text:p text:style-name="P1">a&amp;__u;&amp;__n;</text:p>
          </table:table-cell>
          <table:table-cell table:style-name="Table1.B7" office:value-type="string">
            <text:p text:style-name="P2">a&amp;__u;&amp;__n;</text:p>
          </table:table-cell>
        </table:table-row>
        <table:table-row table:style-name="Table1.1">
          <table:table-cell table:style-name="Table1.A161" office:value-type="string">
            <text:p text:style-name="P1">a&amp;__o;&amp;__p;</text:p>
          </table:table-cell>
          <table:table-cell table:style-name="Table1.B8" office:value-type="string">
            <text:p text:style-name="P2">a&amp;__o;&amp;__p;</text:p>
          </table:table-cell>
        </table:table-row>
        <table:table-row table:style-name="Table1.1">
          <table:table-cell table:style-name="Table1.A161" office:value-type="string">
            <text:p text:style-name="P1">a&amp;__c;&amp;__l;</text:p>
          </table:table-cell>
          <table:table-cell table:style-name="Table1.B9" office:value-type="string">
            <text:p text:style-name="P2">a&amp;__c;&amp;__l;</text:p>
          </table:table-cell>
        </table:table-row>
        <table:table-row table:style-name="Table1.1">
          <table:table-cell table:style-name="Table1.A161" office:value-type="string">
            <text:p text:style-name="P1">a&amp;__a;&amp;__0;</text:p>
          </table:table-cell>
          <table:table-cell table:style-name="Table1.B10" office:value-type="string">
            <text:p text:style-name="P2">a&amp;__a;&amp;__0;</text:p>
          </table:table-cell>
        </table:table-row>
        <table:table-row table:style-name="Table1.1">
          <table:table-cell table:style-name="Table1.A161" office:value-type="string">
            <text:p text:style-name="P1">a&amp;__e;&amp;__n;</text:p>
          </table:table-cell>
          <table:table-cell table:style-name="Table1.B11" office:value-type="string">
            <text:p text:style-name="P2">a&amp;__e;&amp;__n;</text:p>
          </table:table-cell>
        </table:table-row>
        <table:table-row table:style-name="Table1.1">
          <table:table-cell table:style-name="Table1.A161" office:value-type="string">
            <text:p text:style-name="P1">B&amp;__e;&amp;__n; </text:p>
          </table:table-cell>
          <table:table-cell table:style-name="Table1.B12" office:value-type="string">
            <text:p text:style-name="P2">B&amp;__e;&amp;__n; </text:p>
          </table:table-cell>
        </table:table-row>
        <table:table-row table:style-name="Table1.1">
          <table:table-cell table:style-name="Table1.A161" office:value-type="string">
            <text:p text:style-name="P1">b&amp;__e;&amp;__n; </text:p>
          </table:table-cell>
          <table:table-cell table:style-name="Table1.B13" office:value-type="string">
            <text:p text:style-name="P2">b&amp;__e;&amp;__n; </text:p>
          </table:table-cell>
        </table:table-row>
        <table:table-row table:style-name="Table1.1">
          <table:table-cell table:style-name="Table1.A161" office:value-type="string">
            <text:p text:style-name="P1">C&amp;__s;&amp;__q;</text:p>
          </table:table-cell>
          <table:table-cell table:style-name="Table1.B14" office:value-type="string">
            <text:p text:style-name="P2">C&amp;__s;&amp;__q;</text:p>
          </table:table-cell>
        </table:table-row>
        <table:table-row table:style-name="Table1.1">
          <table:table-cell table:style-name="Table1.A161" office:value-type="string">
            <text:p text:style-name="P1">C&amp;__e;&amp;__n;</text:p>
          </table:table-cell>
          <table:table-cell table:style-name="Table1.B15" office:value-type="string">
            <text:p text:style-name="P2">C&amp;__e;&amp;__n;</text:p>
          </table:table-cell>
        </table:table-row>
        <table:table-row table:style-name="Table1.1">
          <table:table-cell table:style-name="Table1.A161" office:value-type="string">
            <text:p text:style-name="P1">c&amp;__c;&amp;__u;</text:p>
          </table:table-cell>
          <table:table-cell table:style-name="Table1.B16" office:value-type="string">
            <text:p text:style-name="P2">c&amp;__c;&amp;__u;</text:p>
          </table:table-cell>
        </table:table-row>
        <table:table-row table:style-name="Table1.1">
          <table:table-cell table:style-name="Table1.A161" office:value-type="string">
            <text:p text:style-name="P1">c&amp;__e;&amp;__n;</text:p>
          </table:table-cell>
          <table:table-cell table:style-name="Table1.B17" office:value-type="string">
            <text:p text:style-name="P2">c&amp;__e;&amp;__n;</text:p>
          </table:table-cell>
        </table:table-row>
        <table:table-row table:style-name="Table1.1">
          <table:table-cell table:style-name="Table1.A161" office:value-type="string">
            <text:p text:style-name="P1">D&amp;__i;&amp;__n;</text:p>
          </table:table-cell>
          <table:table-cell table:style-name="Table1.B18" office:value-type="string">
            <text:p text:style-name="P2">D&amp;__i;&amp;__n;</text:p>
          </table:table-cell>
        </table:table-row>
        <table:table-row table:style-name="Table1.1">
          <table:table-cell table:style-name="Table1.A161" office:value-type="string">
            <text:p text:style-name="P1">D&amp;__e;&amp;__n;</text:p>
          </table:table-cell>
          <table:table-cell table:style-name="Table1.B19" office:value-type="string">
            <text:p text:style-name="P2">D&amp;__e;&amp;__n;</text:p>
          </table:table-cell>
        </table:table-row>
        <table:table-row table:style-name="Table1.1">
          <table:table-cell table:style-name="Table1.A161" office:value-type="string">
            <text:p text:style-name="P1">D&amp;__i;&amp;__n;&amp;__e;&amp;__n;</text:p>
          </table:table-cell>
          <table:table-cell table:style-name="Table1.B20" office:value-type="string">
            <text:p text:style-name="P2">D&amp;__i;&amp;__n;&amp;__e;&amp;__n;</text:p>
          </table:table-cell>
        </table:table-row>
        <table:table-row table:style-name="Table1.1">
          <table:table-cell table:style-name="Table1.A161" office:value-type="string">
            <text:p text:style-name="P1">d&amp;__i;&amp;__n;</text:p>
          </table:table-cell>
          <table:table-cell table:style-name="Table1.B21" office:value-type="string">
            <text:p text:style-name="P2">d&amp;__i;&amp;__n;</text:p>
          </table:table-cell>
        </table:table-row>
        <table:table-row table:style-name="Table1.1">
          <table:table-cell table:style-name="Table1.A161" office:value-type="string">
            <text:p text:style-name="P1">d&amp;__i;&amp;__n;&amp;__a;&amp;__0;</text:p>
          </table:table-cell>
          <table:table-cell table:style-name="Table1.B22" office:value-type="string">
            <text:p text:style-name="P2">d&amp;__i;&amp;__n;&amp;__a;&amp;__0;</text:p>
          </table:table-cell>
        </table:table-row>
        <table:table-row table:style-name="Table1.1">
          <table:table-cell table:style-name="Table1.A161" office:value-type="string">
            <text:p text:style-name="P1">d&amp;__c;&amp;__u;</text:p>
          </table:table-cell>
          <table:table-cell table:style-name="Table1.B23" office:value-type="string">
            <text:p text:style-name="P3">d&amp;__c;&amp;__u;</text:p>
          </table:table-cell>
        </table:table-row>
        <table:table-row table:style-name="Table1.1">
          <table:table-cell table:style-name="Table1.A161" office:value-type="string">
            <text:p text:style-name="P1">d&amp;__e;&amp;__n;</text:p>
          </table:table-cell>
          <table:table-cell table:style-name="Table1.B24" office:value-type="string">
            <text:p text:style-name="P2">d&amp;__e;&amp;__n;</text:p>
          </table:table-cell>
        </table:table-row>
        <table:table-row table:style-name="Table1.1">
          <table:table-cell table:style-name="Table1.A161" office:value-type="string">
            <text:p text:style-name="P1">d&amp;__i;&amp;__n;&amp;__e;&amp;__n;</text:p>
          </table:table-cell>
          <table:table-cell table:style-name="Table1.B25" office:value-type="string">
            <text:p text:style-name="P2">d&amp;__i;&amp;__n;&amp;__e;&amp;__n;</text:p>
          </table:table-cell>
        </table:table-row>
        <table:table-row table:style-name="Table1.1">
          <table:table-cell table:style-name="Table1.A161" office:value-type="string">
            <text:p text:style-name="P1">E&amp;__u;&amp;__n;</text:p>
          </table:table-cell>
          <table:table-cell table:style-name="Table1.B26" office:value-type="string">
            <text:p text:style-name="P2">E&amp;__u;&amp;__n;</text:p>
          </table:table-cell>
        </table:table-row>
        <text:soft-page-break/>
        <table:table-row table:style-name="Table1.1">
          <table:table-cell table:style-name="Table1.A161" office:value-type="string">
            <text:p text:style-name="P1">E&amp;__c;&amp;__l;&amp;__u;&amp;__n;</text:p>
          </table:table-cell>
          <table:table-cell table:style-name="Table1.B27" office:value-type="string">
            <text:p text:style-name="P2">E&amp;__c;&amp;__l;&amp;__u;&amp;__n;</text:p>
          </table:table-cell>
        </table:table-row>
        <table:table-row table:style-name="Table1.1">
          <table:table-cell table:style-name="Table1.A161" office:value-type="string">
            <text:p text:style-name="P1">E&amp;__e;&amp;__n;</text:p>
          </table:table-cell>
          <table:table-cell table:style-name="Table1.B28" office:value-type="string">
            <text:p text:style-name="P2">E&amp;__e;&amp;__n;</text:p>
          </table:table-cell>
        </table:table-row>
        <table:table-row table:style-name="Table1.1">
          <table:table-cell table:style-name="Table1.A161" office:value-type="string">
            <text:p text:style-name="P1">e&amp;__u;&amp;__n;</text:p>
          </table:table-cell>
          <table:table-cell table:style-name="Table1.B29" office:value-type="string">
            <text:p text:style-name="P2">e&amp;__u;&amp;__n;</text:p>
          </table:table-cell>
        </table:table-row>
        <table:table-row table:style-name="Table1.1">
          <table:table-cell table:style-name="Table1.A161" office:value-type="string">
            <text:p text:style-name="P1">e&amp;__a;&amp;__0;</text:p>
          </table:table-cell>
          <table:table-cell table:style-name="Table1.B30" office:value-type="string">
            <text:p text:style-name="P2">e&amp;__a;&amp;__0;</text:p>
          </table:table-cell>
        </table:table-row>
        <table:table-row table:style-name="Table1.1">
          <table:table-cell table:style-name="Table1.A161" office:value-type="string">
            <text:p text:style-name="P1">e&amp;__a;&amp;__1;</text:p>
          </table:table-cell>
          <table:table-cell table:style-name="Table1.B31" office:value-type="string">
            <text:p text:style-name="P2">e&amp;__a;&amp;__1;</text:p>
          </table:table-cell>
        </table:table-row>
        <table:table-row table:style-name="Table1.1">
          <table:table-cell table:style-name="Table1.A161" office:value-type="string">
            <text:p text:style-name="P1">e&amp;__e;&amp;__n;</text:p>
          </table:table-cell>
          <table:table-cell table:style-name="Table1.B32" office:value-type="string">
            <text:p text:style-name="P2">e&amp;__e;&amp;__n;</text:p>
          </table:table-cell>
        </table:table-row>
        <table:table-row table:style-name="Table1.1">
          <table:table-cell table:style-name="Table1.A161" office:value-type="string">
            <text:p text:style-name="P7">F&amp;__i;&amp;__n;</text:p>
          </table:table-cell>
          <table:table-cell table:style-name="Table1.B33" office:value-type="string">
            <text:p text:style-name="P3">F&amp;__i;&amp;__n;</text:p>
          </table:table-cell>
        </table:table-row>
        <table:table-row table:style-name="Table1.1">
          <table:table-cell table:style-name="Table1.A161" office:value-type="string">
            <text:p text:style-name="P1">F&amp;__e;&amp;__n;</text:p>
          </table:table-cell>
          <table:table-cell table:style-name="Table1.B34" office:value-type="string">
            <text:p text:style-name="P2">F&amp;__e;&amp;__n;</text:p>
          </table:table-cell>
        </table:table-row>
        <table:table-row table:style-name="Table1.1">
          <table:table-cell table:style-name="Table1.A161" office:value-type="string">
            <text:p text:style-name="P1">F&amp;__i;&amp;__n;&amp;__e;&amp;__n;</text:p>
          </table:table-cell>
          <table:table-cell table:style-name="Table1.B35" office:value-type="string">
            <text:p text:style-name="P2">F&amp;__i;&amp;__n;&amp;__e;&amp;__n;</text:p>
          </table:table-cell>
        </table:table-row>
        <table:table-row table:style-name="Table1.1">
          <table:table-cell table:style-name="Table1.A161" office:value-type="string">
            <text:p text:style-name="P1">f&amp;__i;&amp;__n;</text:p>
          </table:table-cell>
          <table:table-cell table:style-name="Table1.B36" office:value-type="string">
            <text:p text:style-name="P2">f&amp;__i;&amp;__n;</text:p>
          </table:table-cell>
        </table:table-row>
        <table:table-row table:style-name="Table1.1">
          <table:table-cell table:style-name="Table1.A161" office:value-type="string">
            <text:p text:style-name="P1">f&amp;__i;&amp;__n;&amp;__a;&amp;__0;</text:p>
          </table:table-cell>
          <table:table-cell table:style-name="Table1.B37" office:value-type="string">
            <text:p text:style-name="P2">f&amp;__i;&amp;__n;&amp;__a;&amp;__0;</text:p>
          </table:table-cell>
        </table:table-row>
        <table:table-row table:style-name="Table1.1">
          <table:table-cell table:style-name="Table1.A161" office:value-type="string">
            <text:p text:style-name="P1">f&amp;__i;&amp;__n;&amp;__a;&amp;__1;</text:p>
          </table:table-cell>
          <table:table-cell table:style-name="Table1.B38" office:value-type="string">
            <text:p text:style-name="P2">f&amp;__i;&amp;__n;&amp;__a;&amp;__1;</text:p>
          </table:table-cell>
        </table:table-row>
        <table:table-row table:style-name="Table1.1">
          <table:table-cell table:style-name="Table1.A161" office:value-type="string">
            <text:p text:style-name="P1">f&amp;__i;&amp;__n;&amp;__c;&amp;__l;</text:p>
          </table:table-cell>
          <table:table-cell table:style-name="Table1.B39" office:value-type="string">
            <text:p text:style-name="P2">f&amp;__i;&amp;__n;&amp;__c;&amp;__l;</text:p>
          </table:table-cell>
        </table:table-row>
        <table:table-row table:style-name="Table1.1">
          <table:table-cell table:style-name="Table1.A161" office:value-type="string">
            <text:p text:style-name="P1">f&amp;__a;&amp;__2;</text:p>
          </table:table-cell>
          <table:table-cell table:style-name="Table1.B40" office:value-type="string">
            <text:p text:style-name="P2">f&amp;__a;&amp;__2;</text:p>
          </table:table-cell>
        </table:table-row>
        <table:table-row table:style-name="Table1.1">
          <table:table-cell table:style-name="Table1.A161" office:value-type="string">
            <text:p text:style-name="P1">f&amp;__c;&amp;__u;</text:p>
          </table:table-cell>
          <table:table-cell table:style-name="Table1.B41" office:value-type="string">
            <text:p text:style-name="P2">f&amp;__c;&amp;__u;</text:p>
          </table:table-cell>
        </table:table-row>
        <table:table-row table:style-name="Table1.1">
          <table:table-cell table:style-name="Table1.A161" office:value-type="string">
            <text:p text:style-name="P1">f&amp;__e;&amp;__n;</text:p>
          </table:table-cell>
          <table:table-cell table:style-name="Table1.B42" office:value-type="string">
            <text:p text:style-name="P2">f&amp;__e;&amp;__n;</text:p>
          </table:table-cell>
        </table:table-row>
        <table:table-row table:style-name="Table1.1">
          <table:table-cell table:style-name="Table1.A161" office:value-type="string">
            <text:p text:style-name="P1">f&amp;__i;&amp;__n;&amp;__e;&amp;__n;</text:p>
          </table:table-cell>
          <table:table-cell table:style-name="Table1.B43" office:value-type="string">
            <text:p text:style-name="P2">f&amp;__i;&amp;__n;&amp;__e;&amp;__n;</text:p>
          </table:table-cell>
        </table:table-row>
        <table:table-row table:style-name="Table1.1">
          <table:table-cell table:style-name="Table1.A161" office:value-type="string">
            <text:p text:style-name="P1">G&amp;__i;&amp;__n;</text:p>
          </table:table-cell>
          <table:table-cell table:style-name="Table1.B44" office:value-type="string">
            <text:p text:style-name="P2">G&amp;__i;&amp;__n;</text:p>
          </table:table-cell>
        </table:table-row>
        <table:table-row table:style-name="Table1.1">
          <table:table-cell table:style-name="Table1.A161" office:value-type="string">
            <text:p text:style-name="P1">G&amp;__a;&amp;__0;</text:p>
          </table:table-cell>
          <table:table-cell table:style-name="Table1.B45" office:value-type="string">
            <text:p text:style-name="P2">G&amp;__a;&amp;__0;</text:p>
          </table:table-cell>
        </table:table-row>
        <table:table-row table:style-name="Table1.1">
          <table:table-cell table:style-name="Table1.A161" office:value-type="string">
            <text:p text:style-name="P1">G&amp;__s;&amp;__q;</text:p>
          </table:table-cell>
          <table:table-cell table:style-name="Table1.B46" office:value-type="string">
            <text:p text:style-name="P2">G&amp;__s;&amp;__q;</text:p>
          </table:table-cell>
        </table:table-row>
        <table:table-row table:style-name="Table1.1">
          <table:table-cell table:style-name="Table1.A161" office:value-type="string">
            <text:p text:style-name="P1">G&amp;__e;&amp;__n;</text:p>
          </table:table-cell>
          <table:table-cell table:style-name="Table1.B47" office:value-type="string">
            <text:p text:style-name="P2">G&amp;__e;&amp;__n;</text:p>
          </table:table-cell>
        </table:table-row>
        <table:table-row table:style-name="Table1.1">
          <table:table-cell table:style-name="Table1.A161" office:value-type="string">
            <text:p text:style-name="P1">g&amp;__i;&amp;__n;</text:p>
          </table:table-cell>
          <table:table-cell table:style-name="Table1.B48" office:value-type="string">
            <text:p text:style-name="P2">g&amp;__i;&amp;__n;</text:p>
          </table:table-cell>
        </table:table-row>
        <table:table-row table:style-name="Table1.1">
          <table:table-cell table:style-name="Table1.A161" office:value-type="string">
            <text:p text:style-name="P1">g&amp;__a;&amp;__0;</text:p>
          </table:table-cell>
          <table:table-cell table:style-name="Table1.B49" office:value-type="string">
            <text:p text:style-name="P2">g&amp;__a;&amp;__0;</text:p>
          </table:table-cell>
        </table:table-row>
        <table:table-row table:style-name="Table1.1">
          <table:table-cell table:style-name="Table1.A161" office:value-type="string">
            <text:p text:style-name="P1">g&amp;__a;&amp;__1;</text:p>
          </table:table-cell>
          <table:table-cell table:style-name="Table1.B50" office:value-type="string">
            <text:p text:style-name="P2">g&amp;__a;&amp;__1;</text:p>
          </table:table-cell>
        </table:table-row>
        <table:table-row table:style-name="Table1.1">
          <table:table-cell table:style-name="Table1.A161" office:value-type="string">
            <text:p text:style-name="P1">g&amp;__c;&amp;__l;&amp;__a;&amp;__2;</text:p>
          </table:table-cell>
          <table:table-cell table:style-name="Table1.B51" office:value-type="string">
            <text:p text:style-name="P2">g&amp;__c;&amp;__l;&amp;__a;&amp;__2;</text:p>
          </table:table-cell>
        </table:table-row>
        <table:table-row table:style-name="Table1.1">
          <table:table-cell table:style-name="Table1.A161" office:value-type="string">
            <text:p text:style-name="P1">g&amp;__c;&amp;__l;&amp;__a;&amp;__3;</text:p>
          </table:table-cell>
          <table:table-cell table:style-name="Table1.B52" office:value-type="string">
            <text:p text:style-name="P2">g&amp;__c;&amp;__l;&amp;__a;&amp;__3;</text:p>
          </table:table-cell>
        </table:table-row>
        <table:table-row table:style-name="Table1.1">
          <table:table-cell table:style-name="Table1.A161" office:value-type="string">
            <text:p text:style-name="P1">g&amp;__c;&amp;__l;&amp;__a;&amp;__4;</text:p>
          </table:table-cell>
          <table:table-cell table:style-name="Table1.B53" office:value-type="string">
            <text:p text:style-name="P2">g&amp;__c;&amp;__l;&amp;__a;&amp;__4;</text:p>
          </table:table-cell>
        </table:table-row>
        <text:soft-page-break/>
        <table:table-row table:style-name="Table1.1">
          <table:table-cell table:style-name="Table1.A161" office:value-type="string">
            <text:p text:style-name="P1">g&amp;__c;&amp;__u;</text:p>
          </table:table-cell>
          <table:table-cell table:style-name="Table1.B54" office:value-type="string">
            <text:p text:style-name="P2">g&amp;__c;&amp;__u;</text:p>
          </table:table-cell>
        </table:table-row>
        <table:table-row table:style-name="Table1.1">
          <table:table-cell table:style-name="Table1.A161" office:value-type="string">
            <text:p text:style-name="Standard">g&amp;__e;&amp;__n;</text:p>
          </table:table-cell>
          <table:table-cell table:style-name="Table1.B55" office:value-type="string">
            <text:p text:style-name="P2">g&amp;__e;&amp;__n;</text:p>
          </table:table-cell>
        </table:table-row>
        <table:table-row table:style-name="Table1.1">
          <table:table-cell table:style-name="Table1.A161" office:value-type="string">
            <text:p text:style-name="P1">H&amp;__u;&amp;__n;</text:p>
          </table:table-cell>
          <table:table-cell table:style-name="Table1.B56" office:value-type="string">
            <text:p text:style-name="P2">H&amp;__u;&amp;__n;</text:p>
          </table:table-cell>
        </table:table-row>
        <table:table-row table:style-name="Table1.1">
          <table:table-cell table:style-name="Table1.A161" office:value-type="string">
            <text:p text:style-name="P1">H&amp;__e;&amp;__n;</text:p>
          </table:table-cell>
          <table:table-cell table:style-name="Table1.B57" office:value-type="string">
            <text:p text:style-name="P2">H&amp;__e;&amp;__n;</text:p>
          </table:table-cell>
        </table:table-row>
        <table:table-row table:style-name="Table1.1">
          <table:table-cell table:style-name="Table1.A161" office:value-type="string">
            <text:p text:style-name="P1">h&amp;__a;&amp;__0;</text:p>
          </table:table-cell>
          <table:table-cell table:style-name="Table1.B58" office:value-type="string">
            <text:p text:style-name="P2">h&amp;__a;&amp;__0;</text:p>
          </table:table-cell>
        </table:table-row>
        <table:table-row table:style-name="Table1.1">
          <table:table-cell table:style-name="Table1.A161" office:value-type="string">
            <text:p text:style-name="P1">h&amp;__a;&amp;__1;</text:p>
          </table:table-cell>
          <table:table-cell table:style-name="Table1.B59" office:value-type="string">
            <text:p text:style-name="P2">h&amp;__a;&amp;__1;</text:p>
          </table:table-cell>
        </table:table-row>
        <table:table-row table:style-name="Table1.1">
          <table:table-cell table:style-name="Table1.A161" office:value-type="string">
            <text:p text:style-name="P1">h&amp;__e;&amp;__n;</text:p>
          </table:table-cell>
          <table:table-cell table:style-name="Table1.B60" office:value-type="string">
            <text:p text:style-name="P2">h&amp;__e;&amp;__n;</text:p>
          </table:table-cell>
        </table:table-row>
        <table:table-row table:style-name="Table1.1">
          <table:table-cell table:style-name="Table1.A161" office:value-type="string">
            <text:p text:style-name="P1">I&amp;__d;&amp;__a;</text:p>
          </table:table-cell>
          <table:table-cell table:style-name="Table1.B61" office:value-type="string">
            <text:p text:style-name="P2">I&amp;__d;&amp;__a;</text:p>
          </table:table-cell>
        </table:table-row>
        <table:table-row table:style-name="Table1.1">
          <table:table-cell table:style-name="Table1.A161" office:value-type="string">
            <text:p text:style-name="P1">I&amp;__a;&amp;__0;</text:p>
          </table:table-cell>
          <table:table-cell table:style-name="Table1.B62" office:value-type="string">
            <text:p text:style-name="P2">I&amp;__a;&amp;__0;</text:p>
          </table:table-cell>
        </table:table-row>
        <table:table-row table:style-name="Table1.1">
          <table:table-cell table:style-name="Table1.A161" office:value-type="string">
            <text:p text:style-name="P1">I&amp;__e;&amp;__n;</text:p>
          </table:table-cell>
          <table:table-cell table:style-name="Table1.B63" office:value-type="string">
            <text:p text:style-name="P2">I&amp;__e;&amp;__n;</text:p>
          </table:table-cell>
        </table:table-row>
        <table:table-row table:style-name="Table1.1">
          <table:table-cell table:style-name="Table1.A161" office:value-type="string">
            <text:p text:style-name="P1">i&amp;__d;&amp;__l;</text:p>
          </table:table-cell>
          <table:table-cell table:style-name="Table1.B64" office:value-type="string">
            <text:p text:style-name="P2">i&amp;__d;&amp;__l;</text:p>
          </table:table-cell>
        </table:table-row>
        <table:table-row table:style-name="Table1.1">
          <table:table-cell table:style-name="Table1.A161" office:value-type="string">
            <text:p text:style-name="P1">i&amp;__l;&amp;__o;</text:p>
          </table:table-cell>
          <table:table-cell table:style-name="Table1.B65" office:value-type="string">
            <text:p text:style-name="P2">i&amp;__l;&amp;__o;</text:p>
          </table:table-cell>
        </table:table-row>
        <table:table-row table:style-name="Table1.1">
          <table:table-cell table:style-name="Table1.A161" office:value-type="string">
            <text:p text:style-name="P1">i&amp;__a;&amp;__0;</text:p>
          </table:table-cell>
          <table:table-cell table:style-name="Table1.B66" office:value-type="string">
            <text:p text:style-name="P2">i&amp;__a;&amp;__0;</text:p>
          </table:table-cell>
        </table:table-row>
        <table:table-row table:style-name="Table1.1">
          <table:table-cell table:style-name="Table1.A161" office:value-type="string">
            <text:p text:style-name="P1">i&amp;__a;&amp;__1;</text:p>
          </table:table-cell>
          <table:table-cell table:style-name="Table1.B67" office:value-type="string">
            <text:p text:style-name="P2">i&amp;__a;&amp;__1;</text:p>
          </table:table-cell>
        </table:table-row>
        <table:table-row table:style-name="Table1.1">
          <table:table-cell table:style-name="Table1.A161" office:value-type="string">
            <text:p text:style-name="P1">i&amp;__a;&amp;__2;</text:p>
          </table:table-cell>
          <table:table-cell table:style-name="Table1.B68" office:value-type="string">
            <text:p text:style-name="P2">i&amp;__a;&amp;__2;</text:p>
          </table:table-cell>
        </table:table-row>
        <table:table-row table:style-name="Table1.1">
          <table:table-cell table:style-name="Table1.A161" office:value-type="string">
            <text:p text:style-name="P1">i&amp;__e;&amp;__n;</text:p>
          </table:table-cell>
          <table:table-cell table:style-name="Table1.B69" office:value-type="string">
            <text:p text:style-name="P2">i&amp;__e;&amp;__n;</text:p>
          </table:table-cell>
        </table:table-row>
        <table:table-row table:style-name="Table1.1">
          <table:table-cell table:style-name="Table1.A161" office:value-type="string">
            <text:p text:style-name="P1">J&amp;__d;&amp;__a;</text:p>
          </table:table-cell>
          <table:table-cell table:style-name="Table1.B70" office:value-type="string">
            <text:p text:style-name="P2">J&amp;__d;&amp;__a;</text:p>
          </table:table-cell>
        </table:table-row>
        <table:table-row table:style-name="Table1.1">
          <table:table-cell table:style-name="Table1.A161" office:value-type="string">
            <text:p text:style-name="P8">J&amp;__e;&amp;__n;</text:p>
          </table:table-cell>
          <table:table-cell table:style-name="Table1.B71" office:value-type="string">
            <text:p text:style-name="P4">J&amp;__e;&amp;__n;</text:p>
          </table:table-cell>
        </table:table-row>
        <table:table-row table:style-name="Table1.1">
          <table:table-cell table:style-name="Table1.A161" office:value-type="string">
            <text:p text:style-name="P8">j&amp;__d;&amp;__l;</text:p>
          </table:table-cell>
          <table:table-cell table:style-name="Table1.B72" office:value-type="string">
            <text:p text:style-name="P4">j&amp;__d;&amp;__l;</text:p>
          </table:table-cell>
        </table:table-row>
        <table:table-row table:style-name="Table1.1">
          <table:table-cell table:style-name="Table1.A161" office:value-type="string">
            <text:p text:style-name="P8">j&amp;__a;&amp;__0;</text:p>
          </table:table-cell>
          <table:table-cell table:style-name="Table1.B73" office:value-type="string">
            <text:p text:style-name="P4">j&amp;__a;&amp;__0;</text:p>
          </table:table-cell>
        </table:table-row>
        <table:table-row table:style-name="Table1.1">
          <table:table-cell table:style-name="Table1.A161" office:value-type="string">
            <text:p text:style-name="Standard">j&amp;__d;&amp;__a;</text:p>
          </table:table-cell>
          <table:table-cell table:style-name="Table1.B74" office:value-type="string">
            <text:p text:style-name="P4">j&amp;__d;&amp;__a;</text:p>
          </table:table-cell>
        </table:table-row>
        <table:table-row table:style-name="Table1.1">
          <table:table-cell table:style-name="Table1.A161" office:value-type="string">
            <text:p text:style-name="P8">j&amp;__e;&amp;__n;</text:p>
          </table:table-cell>
          <table:table-cell table:style-name="Table1.B75" office:value-type="string">
            <text:p text:style-name="P4">j&amp;__e;&amp;__n;</text:p>
          </table:table-cell>
        </table:table-row>
        <table:table-row table:style-name="Table1.1">
          <table:table-cell table:style-name="Table1.A161" office:value-type="string">
            <text:p text:style-name="P8">K&amp;__e;&amp;__n;</text:p>
          </table:table-cell>
          <table:table-cell table:style-name="Table1.B76" office:value-type="string">
            <text:p text:style-name="P4">K&amp;__e;&amp;__n;</text:p>
          </table:table-cell>
        </table:table-row>
        <table:table-row table:style-name="Table1.1">
          <table:table-cell table:style-name="Table1.A161" office:value-type="string">
            <text:p text:style-name="P8">k&amp;__u;&amp;__n;</text:p>
          </table:table-cell>
          <table:table-cell table:style-name="Table1.B77" office:value-type="string">
            <text:p text:style-name="P4">k&amp;__u;&amp;__n;</text:p>
          </table:table-cell>
        </table:table-row>
        <table:table-row table:style-name="Table1.1">
          <table:table-cell table:style-name="Table1.A161" office:value-type="string">
            <text:p text:style-name="P8">k&amp;__a;&amp;__0;</text:p>
          </table:table-cell>
          <table:table-cell table:style-name="Table1.B78" office:value-type="string">
            <text:p text:style-name="P4">k&amp;__a;&amp;__0;</text:p>
          </table:table-cell>
        </table:table-row>
        <table:table-row table:style-name="Table1.1">
          <table:table-cell table:style-name="Table1.A161" office:value-type="string">
            <text:p text:style-name="P8">k&amp;__c;&amp;__l;</text:p>
          </table:table-cell>
          <table:table-cell table:style-name="Table1.B79" office:value-type="string">
            <text:p text:style-name="P4">k&amp;__c;&amp;__l;</text:p>
          </table:table-cell>
        </table:table-row>
        <table:table-row table:style-name="Table1.1">
          <table:table-cell table:style-name="Table1.A161" office:value-type="string">
            <text:p text:style-name="P8">k&amp;__c;&amp;__u;</text:p>
          </table:table-cell>
          <table:table-cell table:style-name="Table1.B80" office:value-type="string">
            <text:p text:style-name="P4">k&amp;__c;&amp;__u;</text:p>
          </table:table-cell>
        </table:table-row>
        <text:soft-page-break/>
        <table:table-row table:style-name="Table1.1">
          <table:table-cell table:style-name="Table1.A161" office:value-type="string">
            <text:p text:style-name="P8">k&amp;__e;&amp;__n;</text:p>
          </table:table-cell>
          <table:table-cell table:style-name="Table1.B81" office:value-type="string">
            <text:p text:style-name="P4">k&amp;__e;&amp;__n;</text:p>
          </table:table-cell>
        </table:table-row>
        <table:table-row table:style-name="Table1.1">
          <table:table-cell table:style-name="Table1.A161" office:value-type="string">
            <text:p text:style-name="P8">L&amp;__e;&amp;__n;</text:p>
          </table:table-cell>
          <table:table-cell table:style-name="Table1.B82" office:value-type="string">
            <text:p text:style-name="P4">L&amp;__e;&amp;__n;</text:p>
          </table:table-cell>
        </table:table-row>
        <table:table-row table:style-name="Table1.1">
          <table:table-cell table:style-name="Table1.A161" office:value-type="string">
            <text:p text:style-name="P8">l&amp;__d;&amp;__e;</text:p>
          </table:table-cell>
          <table:table-cell table:style-name="Table1.B83" office:value-type="string">
            <text:p text:style-name="P4">l&amp;__d;&amp;__e;</text:p>
          </table:table-cell>
        </table:table-row>
        <table:table-row table:style-name="Table1.1">
          <table:table-cell table:style-name="Table1.A161" office:value-type="string">
            <text:p text:style-name="P8">l&amp;__e;&amp;__n;</text:p>
          </table:table-cell>
          <table:table-cell table:style-name="Table1.B84" office:value-type="string">
            <text:p text:style-name="P4">l&amp;__e;&amp;__n;</text:p>
          </table:table-cell>
        </table:table-row>
        <table:table-row table:style-name="Table1.1">
          <table:table-cell table:style-name="Table1.A161" office:value-type="string">
            <text:p text:style-name="P8">M&amp;__u;&amp;__n;</text:p>
          </table:table-cell>
          <table:table-cell table:style-name="Table1.B85" office:value-type="string">
            <text:p text:style-name="P4">M&amp;__u;&amp;__n;</text:p>
          </table:table-cell>
        </table:table-row>
        <table:table-row table:style-name="Table1.1">
          <table:table-cell table:style-name="Table1.A161" office:value-type="string">
            <text:p text:style-name="P8">M&amp;__u;&amp;__n;&amp;__d;&amp;__e;</text:p>
          </table:table-cell>
          <table:table-cell table:style-name="Table1.B86" office:value-type="string">
            <text:p text:style-name="P4">M&amp;__u;&amp;__n;&amp;__d;&amp;__e;</text:p>
          </table:table-cell>
        </table:table-row>
        <table:table-row table:style-name="Table1.1">
          <table:table-cell table:style-name="Table1.A161" office:value-type="string">
            <text:p text:style-name="P8">M&amp;__a;&amp;__0;</text:p>
          </table:table-cell>
          <table:table-cell table:style-name="Table1.B87" office:value-type="string">
            <text:p text:style-name="P4">M&amp;__a;&amp;__0;</text:p>
          </table:table-cell>
        </table:table-row>
        <table:table-row table:style-name="Table1.1">
          <table:table-cell table:style-name="Table1.A161" office:value-type="string">
            <text:p text:style-name="P8">M&amp;__e;&amp;__n;</text:p>
          </table:table-cell>
          <table:table-cell table:style-name="Table1.B88" office:value-type="string">
            <text:p text:style-name="P4">M&amp;__e;&amp;__n;</text:p>
          </table:table-cell>
        </table:table-row>
        <table:table-row table:style-name="Table1.1">
          <table:table-cell table:style-name="Table1.A161" office:value-type="string">
            <text:p text:style-name="P8">m&amp;__u;&amp;__n;</text:p>
          </table:table-cell>
          <table:table-cell table:style-name="Table1.B89" office:value-type="string">
            <text:p text:style-name="P4">m&amp;__u;&amp;__n;</text:p>
          </table:table-cell>
        </table:table-row>
        <table:table-row table:style-name="Table1.1">
          <table:table-cell table:style-name="Table1.A161" office:value-type="string">
            <text:p text:style-name="P8">m&amp;__u;&amp;__n;&amp;__d;&amp;__e;</text:p>
          </table:table-cell>
          <table:table-cell table:style-name="Table1.B90" office:value-type="string">
            <text:p text:style-name="P4">m&amp;__u;&amp;__n;&amp;__d;&amp;__e;</text:p>
          </table:table-cell>
        </table:table-row>
        <table:table-row table:style-name="Table1.1">
          <table:table-cell table:style-name="Table1.A161" office:value-type="string">
            <text:p text:style-name="P8">m&amp;__d;&amp;__e;</text:p>
          </table:table-cell>
          <table:table-cell table:style-name="Table1.B91" office:value-type="string">
            <text:p text:style-name="P4">m&amp;__d;&amp;__e;</text:p>
          </table:table-cell>
        </table:table-row>
        <table:table-row table:style-name="Table1.1">
          <table:table-cell table:style-name="Table1.A161" office:value-type="string">
            <text:p text:style-name="Standard">m&amp;__e;&amp;__n;</text:p>
          </table:table-cell>
          <table:table-cell table:style-name="Table1.B92" office:value-type="string">
            <text:p text:style-name="P5">m&amp;__e;&amp;__n;</text:p>
          </table:table-cell>
        </table:table-row>
        <table:table-row table:style-name="Table1.1">
          <table:table-cell table:style-name="Table1.A161" office:value-type="string">
            <text:p text:style-name="P8">N&amp;__d;&amp;__e;</text:p>
          </table:table-cell>
          <table:table-cell table:style-name="Table1.B93" office:value-type="string">
            <text:p text:style-name="P4">N&amp;__d;&amp;__e;</text:p>
          </table:table-cell>
        </table:table-row>
        <table:table-row table:style-name="Table1.1">
          <table:table-cell table:style-name="Table1.A161" office:value-type="string">
            <text:p text:style-name="P8">N&amp;__e;&amp;__n;</text:p>
          </table:table-cell>
          <table:table-cell table:style-name="Table1.B94" office:value-type="string">
            <text:p text:style-name="P4">N&amp;__e;&amp;__n;</text:p>
          </table:table-cell>
        </table:table-row>
        <table:table-row table:style-name="Table1.1">
          <table:table-cell table:style-name="Table1.A161" office:value-type="string">
            <text:p text:style-name="P8">n&amp;__d;&amp;__e;</text:p>
          </table:table-cell>
          <table:table-cell table:style-name="Table1.B95" office:value-type="string">
            <text:p text:style-name="P4">n&amp;__d;&amp;__e;</text:p>
          </table:table-cell>
        </table:table-row>
        <table:table-row table:style-name="Table1.1">
          <table:table-cell table:style-name="Table1.A161" office:value-type="string">
            <text:p text:style-name="P8">n&amp;__p;&amp;__e;&amp;__d;&amp;__e;</text:p>
          </table:table-cell>
          <table:table-cell table:style-name="Table1.B96" office:value-type="string">
            <text:p text:style-name="P4">n&amp;__p;&amp;__e;&amp;__d;&amp;__e;</text:p>
          </table:table-cell>
        </table:table-row>
        <table:table-row table:style-name="Table1.1">
          <table:table-cell table:style-name="Table1.A161" office:value-type="string">
            <text:p text:style-name="P8">n&amp;__b;&amp;__a;</text:p>
          </table:table-cell>
          <table:table-cell table:style-name="Table1.B97" office:value-type="string">
            <text:p text:style-name="P4">n&amp;__b;&amp;__a;</text:p>
          </table:table-cell>
        </table:table-row>
        <table:table-row table:style-name="Table1.1">
          <table:table-cell table:style-name="Table1.A161" office:value-type="string">
            <text:p text:style-name="P8">n&amp;__c;&amp;__u;</text:p>
          </table:table-cell>
          <table:table-cell table:style-name="Table1.B98" office:value-type="string">
            <text:p text:style-name="P4">n&amp;__c;&amp;__u;</text:p>
          </table:table-cell>
        </table:table-row>
        <table:table-row table:style-name="Table1.1">
          <table:table-cell table:style-name="Table1.A161" office:value-type="string">
            <text:p text:style-name="P8">n&amp;__e;&amp;__n;</text:p>
          </table:table-cell>
          <table:table-cell table:style-name="Table1.B99" office:value-type="string">
            <text:p text:style-name="P4">n&amp;__e;&amp;__n;</text:p>
          </table:table-cell>
        </table:table-row>
        <table:table-row table:style-name="Table1.1">
          <table:table-cell table:style-name="Table1.A161" office:value-type="string">
            <text:p text:style-name="P9">O&amp;__a;&amp;__0;</text:p>
          </table:table-cell>
          <table:table-cell table:style-name="Table1.B100" office:value-type="string">
            <text:p text:style-name="P6">O&amp;__a;&amp;__0;</text:p>
          </table:table-cell>
        </table:table-row>
        <table:table-row table:style-name="Table1.1">
          <table:table-cell table:style-name="Table1.A161" office:value-type="string">
            <text:p text:style-name="P9">O&amp;__e;&amp;__n;</text:p>
          </table:table-cell>
          <table:table-cell table:style-name="Table1.B101" office:value-type="string">
            <text:p text:style-name="P6">O&amp;__e;&amp;__n;</text:p>
          </table:table-cell>
        </table:table-row>
        <table:table-row table:style-name="Table1.1">
          <table:table-cell table:style-name="Table1.A161" office:value-type="string">
            <text:p text:style-name="P9">o&amp;__a;&amp;__0;</text:p>
          </table:table-cell>
          <table:table-cell table:style-name="Table1.B102" office:value-type="string">
            <text:p text:style-name="P6">o&amp;__a;&amp;__0;</text:p>
          </table:table-cell>
        </table:table-row>
        <table:table-row table:style-name="Table1.1">
          <table:table-cell table:style-name="Table1.A161" office:value-type="string">
            <text:p text:style-name="P9">o&amp;__e;&amp;__n;</text:p>
          </table:table-cell>
          <table:table-cell table:style-name="Table1.B103" office:value-type="string">
            <text:p text:style-name="P6">o&amp;__e;&amp;__n;</text:p>
          </table:table-cell>
        </table:table-row>
        <table:table-row table:style-name="Table1.1">
          <table:table-cell table:style-name="Table1.A161" office:value-type="string">
            <text:p text:style-name="P9">P&amp;__r;&amp;__e;</text:p>
          </table:table-cell>
          <table:table-cell table:style-name="Table1.B104" office:value-type="string">
            <text:p text:style-name="P6">P&amp;__r;&amp;__e;</text:p>
          </table:table-cell>
        </table:table-row>
        <table:table-row table:style-name="Table1.1">
          <table:table-cell table:style-name="Table1.A161" office:value-type="string">
            <text:p text:style-name="P9">P&amp;__e;&amp;__n;</text:p>
          </table:table-cell>
          <table:table-cell table:style-name="Table1.B105" office:value-type="string">
            <text:p text:style-name="P6">P&amp;__e;&amp;__n;</text:p>
          </table:table-cell>
        </table:table-row>
        <table:table-row table:style-name="Table1.1">
          <table:table-cell table:style-name="Table1.A161" office:value-type="string">
            <text:p text:style-name="P9">p&amp;__e;&amp;__n;</text:p>
          </table:table-cell>
          <table:table-cell table:style-name="Table1.B106" office:value-type="string">
            <text:p text:style-name="P6">p&amp;__e;&amp;__n;</text:p>
          </table:table-cell>
        </table:table-row>
        <table:table-row table:style-name="Table1.1">
          <table:table-cell table:style-name="Table1.A161" office:value-type="string">
            <text:p text:style-name="P9">Q&amp;__a;&amp;__0;</text:p>
          </table:table-cell>
          <table:table-cell table:style-name="Table1.B107" office:value-type="string">
            <text:p text:style-name="P6">Q&amp;__a;&amp;__0;</text:p>
          </table:table-cell>
        </table:table-row>
        <text:soft-page-break/>
        <table:table-row table:style-name="Table1.1">
          <table:table-cell table:style-name="Table1.A161" office:value-type="string">
            <text:p text:style-name="P9">Q&amp;__e;&amp;__n;</text:p>
          </table:table-cell>
          <table:table-cell table:style-name="Table1.B108" office:value-type="string">
            <text:p text:style-name="P6">Q&amp;__e;&amp;__n;</text:p>
          </table:table-cell>
        </table:table-row>
        <table:table-row table:style-name="Table1.1">
          <table:table-cell table:style-name="Table1.A161" office:value-type="string">
            <text:p text:style-name="P9">Q&amp;__l;&amp;__o;&amp;__a;&amp;__0;</text:p>
          </table:table-cell>
          <table:table-cell table:style-name="Table1.B109" office:value-type="string">
            <text:p text:style-name="P6">Q&amp;__l;&amp;__o;&amp;__a;&amp;__0;</text:p>
          </table:table-cell>
        </table:table-row>
        <table:table-row table:style-name="Table1.1">
          <table:table-cell table:style-name="Table1.A161" office:value-type="string">
            <text:p text:style-name="P9">Q&amp;__l;&amp;__o;&amp;__a;&amp;__1;</text:p>
          </table:table-cell>
          <table:table-cell table:style-name="Table1.B110" office:value-type="string">
            <text:p text:style-name="P6">Q&amp;__l;&amp;__o;&amp;__a;&amp;__1;</text:p>
          </table:table-cell>
        </table:table-row>
        <table:table-row table:style-name="Table1.1">
          <table:table-cell table:style-name="Table1.A161" office:value-type="string">
            <text:p text:style-name="P9">q&amp;__s;&amp;__l;</text:p>
          </table:table-cell>
          <table:table-cell table:style-name="Table1.B111" office:value-type="string">
            <text:p text:style-name="P6">q&amp;__s;&amp;__l;</text:p>
          </table:table-cell>
        </table:table-row>
        <table:table-row table:style-name="Table1.1">
          <table:table-cell table:style-name="Table1.A161" office:value-type="string">
            <text:p text:style-name="P9">q&amp;__e;&amp;__n;</text:p>
          </table:table-cell>
          <table:table-cell table:style-name="Table1.B112" office:value-type="string">
            <text:p text:style-name="P6">q&amp;__e;&amp;__n;</text:p>
          </table:table-cell>
        </table:table-row>
        <table:table-row table:style-name="Table1.1">
          <table:table-cell table:style-name="Table1.A161" office:value-type="string">
            <text:p text:style-name="P9">R&amp;__i;&amp;__n;</text:p>
          </table:table-cell>
          <table:table-cell table:style-name="Table1.B113" office:value-type="string">
            <text:p text:style-name="P6">R&amp;__i;&amp;__n;</text:p>
          </table:table-cell>
        </table:table-row>
        <table:table-row table:style-name="Table1.1">
          <table:table-cell table:style-name="Table1.A161" office:value-type="string">
            <text:p text:style-name="Standard">R&amp;__r;&amp;__o;</text:p>
          </table:table-cell>
          <table:table-cell table:style-name="Table1.B114" office:value-type="string">
            <text:p text:style-name="P6">R&amp;__r;&amp;__o;</text:p>
          </table:table-cell>
        </table:table-row>
        <table:table-row table:style-name="Table1.1">
          <table:table-cell table:style-name="Table1.A161" office:value-type="string">
            <text:p text:style-name="P9">R&amp;__e;&amp;__n;</text:p>
          </table:table-cell>
          <table:table-cell table:style-name="Table1.B115" office:value-type="string">
            <text:p text:style-name="P6">R&amp;__e;&amp;__n;</text:p>
          </table:table-cell>
        </table:table-row>
        <table:table-row table:style-name="Table1.1">
          <table:table-cell table:style-name="Table1.A161" office:value-type="string">
            <text:p text:style-name="P9">r&amp;__i;&amp;__n;</text:p>
          </table:table-cell>
          <table:table-cell table:style-name="Table1.B116" office:value-type="string">
            <text:p text:style-name="P6">r&amp;__i;&amp;__n;</text:p>
          </table:table-cell>
        </table:table-row>
        <table:table-row table:style-name="Table1.1">
          <table:table-cell table:style-name="Table1.A161" office:value-type="string">
            <text:p text:style-name="P9">r&amp;__r;&amp;__o;</text:p>
          </table:table-cell>
          <table:table-cell table:style-name="Table1.B117" office:value-type="string">
            <text:p text:style-name="P6">r&amp;__r;&amp;__o;</text:p>
          </table:table-cell>
        </table:table-row>
        <table:table-row table:style-name="Table1.1">
          <table:table-cell table:style-name="Table1.A161" office:value-type="string">
            <text:p text:style-name="P9">r&amp;__c;&amp;__u;</text:p>
          </table:table-cell>
          <table:table-cell table:style-name="Table1.B118" office:value-type="string">
            <text:p text:style-name="P6">r&amp;__c;&amp;__u;</text:p>
          </table:table-cell>
        </table:table-row>
        <table:table-row table:style-name="Table1.1">
          <table:table-cell table:style-name="Table1.A161" office:value-type="string">
            <text:p text:style-name="P9">r&amp;__e;&amp;__n;</text:p>
          </table:table-cell>
          <table:table-cell table:style-name="Table1.B119" office:value-type="string">
            <text:p text:style-name="P6">r&amp;__e;&amp;__n;</text:p>
          </table:table-cell>
        </table:table-row>
        <table:table-row table:style-name="Table1.1">
          <table:table-cell table:style-name="Table1.A161" office:value-type="string">
            <text:p text:style-name="P9">S&amp;__i;&amp;__n;</text:p>
          </table:table-cell>
          <table:table-cell table:style-name="Table1.B120" office:value-type="string">
            <text:p text:style-name="P6">S&amp;__i;&amp;__n;</text:p>
          </table:table-cell>
        </table:table-row>
        <table:table-row table:style-name="Table1.1">
          <table:table-cell table:style-name="Table1.A161" office:value-type="string">
            <text:p text:style-name="P9">S&amp;__a;&amp;__0;</text:p>
          </table:table-cell>
          <table:table-cell table:style-name="Table1.B121" office:value-type="string">
            <text:p text:style-name="P6">S&amp;__a;&amp;__0; <text:span text:style-name="T2">(error)</text:span></text:p>
          </table:table-cell>
        </table:table-row>
        <table:table-row table:style-name="Table1.1">
          <table:table-cell table:style-name="Table1.A161" office:value-type="string">
            <text:p text:style-name="P9">S&amp;__e;&amp;__n;</text:p>
          </table:table-cell>
          <table:table-cell table:style-name="Table1.B122" office:value-type="string">
            <text:p text:style-name="P6">S&amp;__e;&amp;__n;</text:p>
          </table:table-cell>
        </table:table-row>
        <table:table-row table:style-name="Table1.1">
          <table:table-cell table:style-name="Table1.A161" office:value-type="string">
            <text:p text:style-name="P9">S&amp;__a;&amp;__0;</text:p>
          </table:table-cell>
          <table:table-cell table:style-name="Table1.B123" office:value-type="string">
            <text:p text:style-name="P6">S&amp;__a;&amp;__0; <text:span text:style-name="T2">(error)</text:span></text:p>
          </table:table-cell>
        </table:table-row>
        <table:table-row table:style-name="Table1.1">
          <table:table-cell table:style-name="Table1.A161" office:value-type="string">
            <text:p text:style-name="P9">s&amp;__i;&amp;__n;</text:p>
          </table:table-cell>
          <table:table-cell table:style-name="Table1.B124" office:value-type="string">
            <text:p text:style-name="P6">s&amp;__i;&amp;__n;</text:p>
          </table:table-cell>
        </table:table-row>
        <table:table-row table:style-name="Table1.1">
          <table:table-cell table:style-name="Table1.A161" office:value-type="string">
            <text:p text:style-name="P9">s&amp;__a;&amp;__0;</text:p>
          </table:table-cell>
          <table:table-cell table:style-name="Table1.B125" office:value-type="string">
            <text:p text:style-name="P6">s&amp;__a;&amp;__0;</text:p>
          </table:table-cell>
        </table:table-row>
        <table:table-row table:style-name="Table1.1">
          <table:table-cell table:style-name="Table1.A161" office:value-type="string">
            <text:p text:style-name="P9">s&amp;__l;&amp;__o;</text:p>
          </table:table-cell>
          <table:table-cell table:style-name="Table1.B126" office:value-type="string">
            <text:p text:style-name="P6">s&amp;__l;&amp;__o; <text:span text:style-name="T1">(error)</text:span></text:p>
          </table:table-cell>
        </table:table-row>
        <table:table-row table:style-name="Table1.1">
          <table:table-cell table:style-name="Table1.A161" office:value-type="string">
            <text:p text:style-name="P9">s&amp;__l;&amp;__o;&amp;__d;&amp;__e;</text:p>
          </table:table-cell>
          <table:table-cell table:style-name="Table1.B127" office:value-type="string">
            <text:p text:style-name="P6">s&amp;__l;&amp;__o;&amp;__d;&amp;__e;</text:p>
          </table:table-cell>
        </table:table-row>
        <table:table-row table:style-name="Table1.1">
          <table:table-cell table:style-name="Table1.A161" office:value-type="string">
            <text:p text:style-name="P9">s&amp;__l;&amp;__o;&amp;__f;&amp;__l;</text:p>
          </table:table-cell>
          <table:table-cell table:style-name="Table1.B128" office:value-type="string">
            <text:p text:style-name="P6">s&amp;__l;&amp;__o;&amp;__f;&amp;__l;</text:p>
          </table:table-cell>
        </table:table-row>
        <table:table-row table:style-name="Table1.1">
          <table:table-cell table:style-name="Table1.A161" office:value-type="string">
            <text:p text:style-name="P9">s&amp;__l;&amp;__o;&amp;__a;&amp;__1;</text:p>
          </table:table-cell>
          <table:table-cell table:style-name="Table1.B129" office:value-type="string">
            <text:p text:style-name="P6">s&amp;__l;&amp;__o;&amp;__a;&amp;__1;</text:p>
          </table:table-cell>
        </table:table-row>
        <table:table-row table:style-name="Table1.1">
          <table:table-cell table:style-name="Table1.A161" office:value-type="string">
            <text:p text:style-name="P9">s&amp;__e;&amp;__n;</text:p>
          </table:table-cell>
          <table:table-cell table:style-name="Table1.B130" office:value-type="string">
            <text:p text:style-name="P6">s&amp;__e;&amp;__n;</text:p>
          </table:table-cell>
        </table:table-row>
        <table:table-row table:style-name="Table1.1">
          <table:table-cell table:style-name="Table1.A161" office:value-type="string">
            <text:p text:style-name="P9">T&amp;__i;&amp;__n;</text:p>
          </table:table-cell>
          <table:table-cell table:style-name="Table1.B131" office:value-type="string">
            <text:p text:style-name="P6">T&amp;__i;&amp;__n;</text:p>
          </table:table-cell>
        </table:table-row>
        <table:table-row table:style-name="Table1.1">
          <table:table-cell table:style-name="Table1.A161" office:value-type="string">
            <text:p text:style-name="P9">T&amp;__e;&amp;__n;</text:p>
          </table:table-cell>
          <table:table-cell table:style-name="Table1.B132" office:value-type="string">
            <text:p text:style-name="P6">T&amp;__e;&amp;__n;</text:p>
          </table:table-cell>
        </table:table-row>
        <table:table-row table:style-name="Table1.1">
          <table:table-cell table:style-name="Table1.A161" office:value-type="string">
            <text:p text:style-name="P9">t&amp;__i;&amp;__n;</text:p>
          </table:table-cell>
          <table:table-cell table:style-name="Table1.B133" office:value-type="string">
            <text:p text:style-name="P6">t&amp;__i;&amp;__n;</text:p>
          </table:table-cell>
        </table:table-row>
        <table:table-row table:style-name="Table1.1">
          <table:table-cell table:style-name="Table1.A161" office:value-type="string">
            <text:p text:style-name="P9">t&amp;__c;&amp;__u;</text:p>
          </table:table-cell>
          <table:table-cell table:style-name="Table1.B134" office:value-type="string">
            <text:p text:style-name="P6">t&amp;__c;&amp;__u;</text:p>
          </table:table-cell>
        </table:table-row>
        <text:soft-page-break/>
        <table:table-row table:style-name="Table1.1">
          <table:table-cell table:style-name="Table1.A161" office:value-type="string">
            <text:p text:style-name="P9">t&amp;__e;&amp;__n;</text:p>
          </table:table-cell>
          <table:table-cell table:style-name="Table1.B135" office:value-type="string">
            <text:p text:style-name="P6">t&amp;__e;&amp;__n;</text:p>
          </table:table-cell>
        </table:table-row>
        <table:table-row table:style-name="Table1.1">
          <table:table-cell table:style-name="Table1.A161" office:value-type="string">
            <text:p text:style-name="P9">U&amp;__e;&amp;__n;</text:p>
          </table:table-cell>
          <table:table-cell table:style-name="Table1.B136" office:value-type="string">
            <text:p text:style-name="P6">U&amp;__e;&amp;__n;</text:p>
          </table:table-cell>
        </table:table-row>
        <table:table-row table:style-name="Table1.1">
          <table:table-cell table:style-name="Table1.A161" office:value-type="string">
            <text:p text:style-name="P9">u&amp;__e;&amp;__n;</text:p>
          </table:table-cell>
          <table:table-cell table:style-name="Table1.B137" office:value-type="string">
            <text:p text:style-name="P6">u&amp;__e;&amp;__n;</text:p>
          </table:table-cell>
        </table:table-row>
        <table:table-row table:style-name="Table1.1">
          <table:table-cell table:style-name="Table1.A161" office:value-type="string">
            <text:p text:style-name="P9">V&amp;__e;&amp;__n;</text:p>
          </table:table-cell>
          <table:table-cell table:style-name="Table1.B138" office:value-type="string">
            <text:p text:style-name="P6">V&amp;__e;&amp;__n;</text:p>
          </table:table-cell>
        </table:table-row>
        <table:table-row table:style-name="Table1.1">
          <table:table-cell table:style-name="Table1.A161" office:value-type="string">
            <text:p text:style-name="P9">v&amp;__s;&amp;__l;</text:p>
          </table:table-cell>
          <table:table-cell table:style-name="Table1.B139" office:value-type="string">
            <text:p text:style-name="P6">v&amp;__s;&amp;__l;</text:p>
          </table:table-cell>
        </table:table-row>
        <table:table-row table:style-name="Table1.1">
          <table:table-cell table:style-name="Table1.A161" office:value-type="string">
            <text:p text:style-name="P9">v&amp;__s;&amp;__t;&amp;__r;&amp;__u;</text:p>
          </table:table-cell>
          <table:table-cell table:style-name="Table1.B140" office:value-type="string">
            <text:p text:style-name="P6">v&amp;__s;&amp;__t;&amp;__r;&amp;__u;</text:p>
          </table:table-cell>
        </table:table-row>
        <table:table-row table:style-name="Table1.1">
          <table:table-cell table:style-name="Table1.A161" office:value-type="string">
            <text:p text:style-name="P9">v&amp;__s;&amp;__t;&amp;__r;&amp;__u;&amp;__0;&amp;__2;</text:p>
          </table:table-cell>
          <table:table-cell table:style-name="Table1.B141" office:value-type="string">
            <text:p text:style-name="P6">v&amp;__s;&amp;__t;&amp;__r;&amp;__u;&amp;__0;&amp;__2;</text:p>
          </table:table-cell>
        </table:table-row>
        <table:table-row table:style-name="Table1.1">
          <table:table-cell table:style-name="Table1.A161" office:value-type="string">
            <text:p text:style-name="P9">v&amp;__b;&amp;__a;</text:p>
          </table:table-cell>
          <table:table-cell table:style-name="Table1.B142" office:value-type="string">
            <text:p text:style-name="P6">v&amp;__b;&amp;__a;</text:p>
          </table:table-cell>
        </table:table-row>
        <table:table-row table:style-name="Table1.1">
          <table:table-cell table:style-name="Table1.A161" office:value-type="string">
            <text:p text:style-name="P9">v&amp;__e;&amp;__n;</text:p>
          </table:table-cell>
          <table:table-cell table:style-name="Table1.B143" office:value-type="string">
            <text:p text:style-name="P6">v&amp;__e;&amp;__n;</text:p>
          </table:table-cell>
        </table:table-row>
        <table:table-row table:style-name="Table1.1">
          <table:table-cell table:style-name="Table1.A161" office:value-type="string">
            <text:p text:style-name="P9">W&amp;__e;&amp;__n;</text:p>
          </table:table-cell>
          <table:table-cell table:style-name="Table1.B144" office:value-type="string">
            <text:p text:style-name="P6">W&amp;__e;&amp;__n;</text:p>
          </table:table-cell>
        </table:table-row>
        <table:table-row table:style-name="Table1.1">
          <table:table-cell table:style-name="Table1.A161" office:value-type="string">
            <text:p text:style-name="P9">w&amp;__e;&amp;__n;</text:p>
          </table:table-cell>
          <table:table-cell table:style-name="Table1.B145" office:value-type="string">
            <text:p text:style-name="P6">w&amp;__e;&amp;__n;</text:p>
          </table:table-cell>
        </table:table-row>
        <table:table-row table:style-name="Table1.1">
          <table:table-cell table:style-name="Table1.A161" office:value-type="string">
            <text:p text:style-name="P9">X&amp;__e;&amp;__n;</text:p>
          </table:table-cell>
          <table:table-cell table:style-name="Table1.B146" office:value-type="string">
            <text:p text:style-name="P6">X&amp;__e;&amp;__n;</text:p>
          </table:table-cell>
        </table:table-row>
        <table:table-row table:style-name="Table1.1">
          <table:table-cell table:style-name="Table1.A161" office:value-type="string">
            <text:p text:style-name="P9">x&amp;__l;&amp;__o;&amp;__l;&amp;__l;</text:p>
          </table:table-cell>
          <table:table-cell table:style-name="Table1.B147" office:value-type="string">
            <text:p text:style-name="P6">x&amp;__l;&amp;__o;&amp;__l;&amp;__l;</text:p>
          </table:table-cell>
        </table:table-row>
        <table:table-row table:style-name="Table1.1">
          <table:table-cell table:style-name="Table1.A161" office:value-type="string">
            <text:p text:style-name="P9">x&amp;__s;&amp;__l;&amp;__l;&amp;__u;</text:p>
          </table:table-cell>
          <table:table-cell table:style-name="Table1.B148" office:value-type="string">
            <text:p text:style-name="P6">x&amp;__s;&amp;__l;&amp;__l;&amp;__u;</text:p>
          </table:table-cell>
        </table:table-row>
        <table:table-row table:style-name="Table1.1">
          <table:table-cell table:style-name="Table1.A161" office:value-type="string">
            <text:p text:style-name="P9">x&amp;__s;&amp;__l;&amp;__r;&amp;__l;</text:p>
          </table:table-cell>
          <table:table-cell table:style-name="Table1.B149" office:value-type="string">
            <text:p text:style-name="P6">x&amp;__s;&amp;__l;&amp;__r;&amp;__l;</text:p>
          </table:table-cell>
        </table:table-row>
        <table:table-row table:style-name="Table1.1">
          <table:table-cell table:style-name="Table1.A161" office:value-type="string">
            <text:p text:style-name="P9">x&amp;__s;&amp;__l;&amp;__0;&amp;__2;</text:p>
          </table:table-cell>
          <table:table-cell table:style-name="Table1.B150" office:value-type="string">
            <text:p text:style-name="P6">x&amp;__s;&amp;__l;&amp;__0;&amp;__2;</text:p>
          </table:table-cell>
        </table:table-row>
        <table:table-row table:style-name="Table1.1">
          <table:table-cell table:style-name="Table1.A161" office:value-type="string">
            <text:p text:style-name="P9">x&amp;__e;&amp;__n;</text:p>
          </table:table-cell>
          <table:table-cell table:style-name="Table1.B151" office:value-type="string">
            <text:p text:style-name="P6">x&amp;__e;&amp;__n;</text:p>
          </table:table-cell>
        </table:table-row>
        <table:table-row table:style-name="Table1.1">
          <table:table-cell table:style-name="Table1.A161" office:value-type="string">
            <text:p text:style-name="P9">Y&amp;__a;&amp;__0;</text:p>
          </table:table-cell>
          <table:table-cell table:style-name="Table1.B152" office:value-type="string">
            <text:p text:style-name="P6">Y&amp;__a;&amp;__0;</text:p>
          </table:table-cell>
        </table:table-row>
        <table:table-row table:style-name="Table1.1">
          <table:table-cell table:style-name="Table1.A161" office:value-type="string">
            <text:p text:style-name="P9">Y&amp;__e;&amp;__n;</text:p>
          </table:table-cell>
          <table:table-cell table:style-name="Table1.B153" office:value-type="string">
            <text:p text:style-name="P6">Y&amp;__e;&amp;__n;</text:p>
          </table:table-cell>
        </table:table-row>
        <table:table-row table:style-name="Table1.1">
          <table:table-cell table:style-name="Table1.A161" office:value-type="string">
            <text:p text:style-name="P9">y&amp;__a;&amp;__n;</text:p>
          </table:table-cell>
          <table:table-cell table:style-name="Table1.B154" office:value-type="string">
            <text:p text:style-name="P6">y&amp;__a;&amp;__n;</text:p>
          </table:table-cell>
        </table:table-row>
        <table:table-row table:style-name="Table1.1">
          <table:table-cell table:style-name="Table1.A161" office:value-type="string">
            <text:p text:style-name="P9">y&amp;__b;&amp;__a;</text:p>
          </table:table-cell>
          <table:table-cell table:style-name="Table1.B155" office:value-type="string">
            <text:p text:style-name="P6">y&amp;__b;&amp;__a;</text:p>
          </table:table-cell>
        </table:table-row>
        <table:table-row table:style-name="Table1.1">
          <table:table-cell table:style-name="Table1.A161" office:value-type="string">
            <text:p text:style-name="P9">y&amp;__e;&amp;__n;</text:p>
          </table:table-cell>
          <table:table-cell table:style-name="Table1.B156" office:value-type="string">
            <text:p text:style-name="P6">y&amp;__e;&amp;__n;</text:p>
          </table:table-cell>
        </table:table-row>
        <table:table-row table:style-name="Table1.1">
          <table:table-cell table:style-name="Table1.A161" office:value-type="string">
            <text:p text:style-name="P9">Z&amp;__a;&amp;__0;</text:p>
          </table:table-cell>
          <table:table-cell table:style-name="Table1.B157" office:value-type="string">
            <text:p text:style-name="P6">Z&amp;__a;&amp;__0;</text:p>
          </table:table-cell>
        </table:table-row>
        <table:table-row table:style-name="Table1.1">
          <table:table-cell table:style-name="Table1.A161" office:value-type="string">
            <text:p text:style-name="P9">Z&amp;__e;&amp;__n;</text:p>
          </table:table-cell>
          <table:table-cell table:style-name="Table1.B158" office:value-type="string">
            <text:p text:style-name="P6">Z&amp;__e;&amp;__n;</text:p>
          </table:table-cell>
        </table:table-row>
        <table:table-row table:style-name="Table1.1">
          <table:table-cell table:style-name="Table1.A161" office:value-type="string">
            <text:p text:style-name="P9">z&amp;__a;&amp;__0;</text:p>
          </table:table-cell>
          <table:table-cell table:style-name="Table1.B159" office:value-type="string">
            <text:p text:style-name="P6">z&amp;__a;&amp;__0;</text:p>
          </table:table-cell>
        </table:table-row>
        <table:table-row table:style-name="Table1.1">
          <table:table-cell table:style-name="Table1.A161" office:value-type="string">
            <text:p text:style-name="P9">z&amp;__a;&amp;__1;</text:p>
          </table:table-cell>
          <table:table-cell table:style-name="Table1.B160" office:value-type="string">
            <text:p text:style-name="P6">z&amp;__a;&amp;__1;</text:p>
          </table:table-cell>
        </table:table-row>
        <table:table-row table:style-name="Table1.1">
          <table:table-cell table:style-name="Table1.A161" office:value-type="string">
            <text:p text:style-name="P9">z&amp;__e;&amp;__n;</text:p>
          </table:table-cell>
          <table:table-cell table:style-name="Table1.B161" office:value-type="string">
            <text:p text:style-name="P6">z&amp;__e;&amp;__n;</text:p>
          </table:table-cell>
        </table:table-row>
        <text:soft-page-break/>
        <table:table-row table:style-name="Table1.1">
          <table:table-cell table:style-name="Table1.A162" office:value-type="string">
            <text:p text:style-name="P9">ꝉ&amp;__f;&amp;__l;</text:p>
          </table:table-cell>
          <table:table-cell table:style-name="Table1.B162" office:value-type="string">
            <text:p text:style-name="P6">ꝉ&amp;__f;&amp;__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" svg:font-family="'Junicode Two Beta'" style:font-pitch="variable"/>
    <style:font-face style:name="Junicode Two Beta1" svg:font-family="'Junicode Two Beta'" style:font-adornments="Regular" style:font-pitch="variable"/>
    <style:font-face style:name="Junicode Two Beta:-ccmp" svg:font-family="'Junicode Two Beta:-ccmp'" style:font-pitch="variable"/>
    <style:font-face style:name="Junicode Two Beta:smcp" svg:font-family="'Junicode Two Beta:smcp'" style:font-pitch="variable"/>
    <style:font-face style:name="Junicode Two Beta:ss10" svg:font-family="'Junicode Two Beta:ss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1" fo:font-family="'Junicode Two Bet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5T06:55:32.447713959</meta:creation-date>
    <dc:date>2022-03-25T07:39:07.036785017</dc:date>
    <meta:editing-duration>PT10M51S</meta:editing-duration>
    <meta:editing-cycles>4</meta:editing-cycles>
    <meta:generator>LibreOffice/7.1.4.2$MacOSX_X86_64 LibreOffice_project/a529a4fab45b75fefc5b6226684193eb000654f6</meta:generator>
    <meta:document-statistic meta:table-count="1" meta:image-count="0" meta:object-count="0" meta:page-count="7" meta:paragraph-count="325" meta:word-count="338" meta:character-count="4191" meta:non-whitespace-character-count="4175"/>
  </office:meta>
</office:document-meta>
</file>